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paragraph-rsid="0025ba5d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2a4e8" officeooo:paragraph-rsid="0025ba5d" fo:background-color="#cfe7f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22a4e8" officeooo:paragraph-rsid="00278d9f" fo:background-color="#cfe7f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25ba5d" officeooo:paragraph-rsid="0025ba5d" fo:background-color="#cfe7f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278d9f" officeooo:paragraph-rsid="00278d9f" fo:background-color="#cfe7f5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bold" officeooo:rsid="0025ba5d" officeooo:paragraph-rsid="0025ba5d" fo:background-color="#cfe7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bold" officeooo:rsid="00278d9f" officeooo:paragraph-rsid="00278d9f" fo:background-color="#cfe7f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1ec16f" officeooo:paragraph-rsid="001ec16f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212246" officeooo:paragraph-rsid="00212246" fo:background-color="#cfe7f5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22a4e8" officeooo:paragraph-rsid="00278d9f" fo:background-color="#cfe7f5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24ee01" officeooo:paragraph-rsid="0024ee01" fo:background-color="#cfe7f5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25ba5d" officeooo:paragraph-rsid="0025ba5d" fo:background-color="#cfe7f5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22a4e8" officeooo:paragraph-rsid="00278d9f" fo:background-color="#cfe7f5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25ba5d" officeooo:paragraph-rsid="0025ba5d" fo:background-color="#cfe7f5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35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6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language="ru" fo:country="RU" officeooo:rsid="002999ea" officeooo:paragraph-rsid="002999ea"/>
    </style:style>
    <style:style style:name="P40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41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f3d83" officeooo:paragraph-rsid="001f3d83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officeooo:rsid="0025ba5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ee01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2a4e8"/>
    </style:style>
    <style:style style:name="T11" style:family="text">
      <style:text-properties officeooo:rsid="00234cf7"/>
    </style:style>
    <style:style style:name="T12" style:family="text">
      <style:text-properties officeooo:rsid="0024ee0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Описание модуля <text:span text:style-name="T1">ProxyDCS.</text:span></text:p>
      <text:p text:style-name="P2"/>
      <text:p text:style-name="P14">Структура взаимодействия предполагает отсутствие единого сервера данных.</text:p>
      <text:p text:style-name="P14">Структура динамическая, конфигурируемая в процессе выполнения.</text:p>
      <text:p text:style-name="P1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14"/>
      <text:p text:style-name="P14">При запросе от другого модуля передавать ему список обнаруженных им ранее модулей.</text:p>
      <text:p text:style-name="P1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1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7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14"/>
      <text:p text:style-name="P15">Идея:</text:p>
      <text:p text:style-name="P14"/>
      <text:p text:style-name="P25">Новая!!!</text:p>
      <text:p text:style-name="P25">Нужно добавить файл <text:span text:style-name="T2">protocol.xml</text:span><text:span text:style-name="T1">;</text:span></text:p>
      <text:p text:style-name="P25"><text:span text:style-name="T2">protocol.xml</text:span><text:span text:style-name="T1"> </text:span>может подгружать другие файлы с протоколами.</text:p>
      <text:p text:style-name="P25"/>
      <text:p text:style-name="P25">Этот протокол, модуль-инициатор должен отправить модулю-приемнику, который может эти параметры обработать. После чего модуль-приемник может высылать уже бинарные данные согласно тому порядку который запрашивал модуль-инициатор.</text:p>
      <text:p text:style-name="P25"/>
      <text:p text:style-name="P25">Далее модуль инициатор должен запрашивать <text:span text:style-name="T11">соответствующие</text:span> блоки параметров, которые прописаны в его <text:span text:style-name="T2">protocol.xml</text:span><text:span text:style-name="T1">. </text:span>А модуль-приемник будет их высылать с указанием блока <text:span text:style-name="T10">модулю инициатору.</text:span></text:p>
      <text:p text:style-name="P26">Пример:</text:p>
      <text:p text:style-name="P5"><text:span text:style-name="T7">Block</text:span><text:span text:style-name="T8">Input</text:span><text:span text:style-name="T7">Data</text:span>(<text:span text:style-name="T3">идентификатор модуля-приемника)</text:span></text:p>
      <text:p text:style-name="P5">{</text:p>
      <text:p text:style-name="P5"><text:s text:c="3"/><text:span text:style-name="T3">уникальный идентификатор блока данных;</text:span></text:p>
      <text:p text:style-name="P26"><text:s text:c="3"/>уникальный идентификатор модуля приемника;</text:p>
      <text:p text:style-name="P3"><text:s text:c="3"/><text:span text:style-name="T6">п</text:span><text:span text:style-name="T3">ризнак цикличности</text:span><text:span text:style-name="T6">;</text:span></text:p>
      <text:p text:style-name="P6"><text:s text:c="3"/><text:span text:style-name="T3">частота </text:span><text:span text:style-name="T6">циклического опроса;</text:span></text:p>
      <text:p text:style-name="P5"><text:span text:style-name="T3"><text:s text:c="3"/></text:span><text:span text:style-name="T7">Params</text:span>{</text:p>
      <text:p text:style-name="P5"><text:s text:c="4"/><text:span text:style-name="T3">название_параметра;тип данных;</text:span></text:p>
      <text:p text:style-name="P26"><text:s text:c="4"/>название_параметра;тип данных;</text:p>
      <text:p text:style-name="P26"><text:s text:c="4"/>название_параметра;тип данных;</text:p>
      <text:p text:style-name="P26"><text:s text:c="4"/>загрузка параметров из другого файла-протокола;</text:p>
      <text:p text:style-name="P5"><text:s text:c="3"/>}</text:p>
      <text:p text:style-name="P5">}</text:p>
      <text:p text:style-name="P12">BlockOutputData</text:p>
      <text:p text:style-name="P9">{</text:p>
      <text:p text:style-name="P27">уникальный идентификатор блока данных;</text:p>
      <text:p text:style-name="P7"><text:soft-page-break/><text:span text:style-name="T7">Params</text:span>{</text:p>
      <text:p text:style-name="P7"><text:s text:c="4"/><text:span text:style-name="T3">название_параметра;тип данных;</text:span></text:p>
      <text:p text:style-name="P27"><text:s text:c="4"/>название_параметра;тип данных;</text:p>
      <text:p text:style-name="P27"><text:s text:c="4"/>название_параметра;тип данных;</text:p>
      <text:p text:style-name="P27"><text:s text:c="4"/>загрузка параметров из другого файла-протокола;</text:p>
      <text:p text:style-name="P27"><text:s text:c="3"/>}</text:p>
      <text:p text:style-name="P9">}</text:p>
      <text:p text:style-name="P5"/>
      <text:p text:style-name="P5"/>
      <text:p text:style-name="P5"/>
      <text:p text:style-name="P11">UseCommand //<text:span text:style-name="T3">означает, что мы используем стороною команду</text:span></text:p>
      <text:p text:style-name="P8">{</text:p>
      <text:p text:style-name="P29">уникальный идентификатор команды;</text:p>
      <text:p text:style-name="P29">уникальный идентификатор модуля-обработчика;</text:p>
      <text:p text:style-name="P11">Args</text:p>
      <text:p text:style-name="P8">{</text:p>
      <text:p text:style-name="P8"><text:s text:c="2"/><text:span text:style-name="T3">название_параметра;тип;</text:span></text:p>
      <text:p text:style-name="P29"><text:s text:c="2"/>название_параметра;тип; </text:p>
      <text:p text:style-name="P29"><text:s text:c="2"/>название_параметра;тип;</text:p>
      <text:p text:style-name="P8">}</text:p>
      <text:p text:style-name="P11">Results</text:p>
      <text:p text:style-name="P8">{</text:p>
      <text:p text:style-name="P29"><text:s text:c="2"/>название_параметра;тип;</text:p>
      <text:p text:style-name="P29"><text:s text:c="2"/>название_параметра;тип; </text:p>
      <text:p text:style-name="P29"><text:s text:c="2"/>название_параметра;тип;</text:p>
      <text:p text:style-name="P8">}</text:p>
      <text:p text:style-name="P8">}</text:p>
      <text:p text:style-name="P11">DefCommand//<text:span text:style-name="T3">означает, что мы используем стороною команду</text:span></text:p>
      <text:p text:style-name="P8">{</text:p>
      <text:p text:style-name="P29">уникальный идентификатор команды;</text:p>
      <text:p text:style-name="P11">Args</text:p>
      <text:p text:style-name="P8">{</text:p>
      <text:p text:style-name="P29">название_параметра;тип;ед.измерения;мин;макс;комментарий;</text:p>
      <text:p text:style-name="P8"/>
      <text:p text:style-name="P8">}</text:p>
      <text:p text:style-name="P11">Results</text:p>
      <text:p text:style-name="P8">{</text:p>
      <text:p text:style-name="P29"/>
      <text:p text:style-name="P8">}</text:p>
      <text:p text:style-name="P8">}</text:p>
      <text:p text:style-name="P11"/>
      <text:p text:style-name="P8">}</text:p>
      <text:p text:style-name="P26">Если мы указываем в блоке данных загрузку другого протокола из файла, то идентификатор<text:span text:style-name="T12">ю</text:span></text:p>
      <text:p text:style-name="P28">Предалагаю объединить все типы входов, как команды/входыне данные/выходные данные в один файл <text:span text:style-name="T1">protocol.xml</text:span></text:p>
      <text:p text:style-name="P30"/>
      <text:p text:style-name="P1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1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14"/>
      <text:p text:style-name="P14"><text:soft-page-break/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1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14"/>
      <text:p text:style-name="P2"><text:span text:style-name="T7">ProxyDCS</text:span> <text:span text:style-name="T3">должен иметь следующий интерфейс:</text:span></text:p>
      <text:p text:style-name="P1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2860212673040331487" text:style-name="L1">
        <text:list-item>
          <text:p text:style-name="P40">eEvent(RequestEvent) - <text:span text:style-name="T3">обработка события постановки/получения запроса на исполнение.</text:span></text:p>
        </text:list-item>
        <text:list-item>
          <text:p text:style-name="P41">Register <text:s/>- <text:span text:style-name="T5">добавление адреса памяти в таблицу</text:span></text:p>
        </text:list-item>
      </text:list>
      <text:p text:style-name="P16"/>
      <text:p text:style-name="P2"/>
      <text:p text:style-name="P15">Связь с приложением:</text:p>
      <text:p text:style-name="P1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14"/>
      <text:p text:style-name="P15">Предложения <text:span text:style-name="T1">(</text:span>от 15.06.2016<text:span text:style-name="T1">):</text:span></text:p>
      <text:list xml:id="list3505903806140319422" text:style-name="L2">
        <text:list-item>
          <text:p text:style-name="P33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33">Подумать о том, если много модулей будут писать в одну структуру не будет ли конфликта.</text:p>
        </text:list-item>
        <text:list-item>
          <text:p text:style-name="P33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33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34">Добавить введение журнала. С записью в него информации о времени и об ошибках в обмене.</text:p>
        </text:list-item>
        <text:list-item>
          <text:p text:style-name="P34">Должен быть ключ для отображения отладочной информации в процессе обмена.</text:p>
        </text:list-item>
        <text:list-item>
          <text:p text:style-name="P39">Можно сделать библиотеку, как <text:span text:style-name="T1">DLL, </text:span>тогда данные между программами можно передавать на прямую без <text:span text:style-name="T1">ethernet.</text:span></text:p>
        </text:list-item>
      </text:list>
      <text:p text:style-name="P14"/>
      <text:p text:style-name="P14"/>
      <text:p text:style-name="P23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4"/>
      <text:p text:style-name="P14"/>
      <text:p text:style-name="P1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7">name_pseudo_id</text:span> – <text:span text:style-name="T3">это псевдоним параметра который и будет использоваться в программе(строка)</text:span></text:p>
      <text:p text:style-name="P2"><text:span text:style-name="T7">name_param_id</text:span> <text:s/>- <text:span text:style-name="T3">это название параметра который определен в другом модуле(строка)</text:span></text:p>
      <text:p text:style-name="P2"><text:span text:style-name="T4">имя_модуля</text:span><text:span text:style-name="T3"> — это название кому принадлежит </text:span>name_param_id.<text:span text:style-name="T3"> </text:span></text:p>
      <text:p text:style-name="P2"><text:span text:style-name="T4">name_group_id </text:span><text:span text:style-name="T3">— имя группы(она в себя включает множество параметров)</text:span></text:p>
      <text:p text:style-name="P2"><text:soft-page-break/></text:p>
      <text:p text:style-name="P1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14"/>
      <text:p text:style-name="P1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1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23">На программном уровне:</text:p>
      <text:p text:style-name="P23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23">2. </text:p>
      <text:p text:style-name="P4"/>
      <text:p text:style-name="P14">Пример <text:span text:style-name="T2">interfaces.xml:</text:span></text:p>
      <text:p text:style-name="P14">Суть этого файла сообщить о наличии высокоуровневых командах который может выполнять данный модуль.</text:p>
      <text:p text:style-name="P14"/>
      <text:p text:style-name="P14"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4">название_параметра;тип параметра;</text:p>
      <text:p text:style-name="P2">output:</text:p>
      <text:p text:style-name="P2">//<text:span text:style-name="T3">здесь описание выходных данных</text:span></text:p>
      <text:p text:style-name="P24">название_параметра;тип параметра;</text:p>
      <text:p text:style-name="P2">}</text:p>
      <text:p text:style-name="P14">Вопросы:</text:p>
      <text:p text:style-name="P1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14"><text:soft-page-break/>Описание данных:</text:p>
      <text:p text:style-name="P14"/>
      <text:p text:style-name="P14"/>
      <text:p text:style-name="P15">Логика <text:span text:style-name="T1">работы </text:span>по сети<text:span text:style-name="T1">:</text:span></text:p>
      <text:p text:style-name="P1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9">Можно реализовать через общую память).</text:span></text:p>
      <text:p text:style-name="P16"/>
      <text:p text:style-name="P16">Описание сетевого обмена.</text:p>
      <text:p text:style-name="P16"/>
      <text:list xml:id="list123093580020202638" text:style-name="L3">
        <text:list-item>
          <text:p text:style-name="P35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16"/>
      <text:p text:style-name="P16"/>
      <text:p text:style-name="P16"/>
      <text:p text:style-name="P16"/>
      <text:p text:style-name="P16">План задач которые нужно решать:</text:p>
      <text:p text:style-name="P16"/>
      <text:list xml:id="list2596776864900205633" text:style-name="L4">
        <text:list-item>
          <text:p text:style-name="P36">Сделать так, чтобы приложения работали в на разных компьютерах</text:p>
          <text:p text:style-name="P37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37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38">Добавить тип пакета для передачи произвольных данных.</text:p>
        </text:list-item>
      </text:list>
      <text:p text:style-name="P17"/>
      <text:p text:style-name="P17"/>
      <text:p text:style-name="P17"/>
      <text:p text:style-name="P22">Проблемы:</text:p>
      <text:p text:style-name="P20">Разработать <text:s/>механизм работы в случае если ведомые получили признак того, что некоторое приложение выключилось.</text:p>
      <text:p text:style-name="P17"/>
      <text:p text:style-name="P17"/>
      <text:p text:style-name="P21">Этапы разработки загрузки файла <text:span text:style-name="T2">protocol.xml </text:span>и всех сопутствующих технологий:</text:p>
      <text:p text:style-name="P21"><text:span text:style-name="T1">1. </text:span>Генерация <text:span text:style-name="T2">protocol.xml</text:span><text:span text:style-name="T1"> </text:span>вручную.</text:p>
      <text:p text:style-name="P21">2. Реализация обмена запрашиваемых данных.</text:p>
      <text:p text:style-name="P10">3. <text:span text:style-name="T3">Тестирования обмена данными.</text:span></text:p>
      <text:p text:style-name="P21">3. Генерация <text:span text:style-name="T2">protocol.xml</text:span><text:span text:style-name="T1"> </text:span>автоматически.</text:p>
      <text:p text:style-name="P17"/>
      <text:p text:style-name="P19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34M29S</meta:editing-duration>
    <meta:editing-cycles>46</meta:editing-cycles>
    <meta:generator>LibreOffice/5.1.4.2$Windows_x86 LibreOffice_project/f99d75f39f1c57ebdd7ffc5f42867c12031db97a</meta:generator>
    <dc:date>2016-08-01T10:24:41.886000000</dc:date>
    <meta:document-statistic meta:table-count="0" meta:image-count="0" meta:object-count="0" meta:page-count="5" meta:paragraph-count="152" meta:word-count="976" meta:character-count="7938" meta:non-whitespace-character-count="7015"/>
    <meta:user-defined meta:name="Info 1"/>
    <meta:user-defined meta:name="Info 2"/>
    <meta:user-defined meta:name="Info 3"/>
    <meta:user-defined meta:name="Info 4"/>
  </office:meta>
</office:document-meta>
</file>